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m= 10k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p*AM=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table:number-columns-spanned="1" table:number-rows-spanned="2"/>
          <table:table-cell office:value-type="string" calcext:value-type="string">
            <text:p>TEORICO</text:p>
          </table:table-cell>
          <table:table-cell office:value-type="string" calcext:value-type="string">
            <text:p>PRACTICO</text:p>
          </table:table-cell>
          <table:table-cell table:number-columns-repeated="4"/>
        </table:table-row>
        <table:table-row table:style-name="ro2">
          <table:table-cell/>
          <table:covered-table-cell table:style-name="ce5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OTENCIA ARMONICO </text:p>
          </table:table-cell>
          <table:table-cell table:style-name="ce4" office:value-type="string" calcext:value-type="string">
            <text:p>Potencia LINEAL </text:p>
          </table:table-cell>
          <table:table-cell table:style-name="ce4" office:value-type="string" calcext:value-type="string">
            <text:p>bessel practicos 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( β)</text:p>
          </table:table-cell>
          <table:table-cell table:formula="of:=BESSELJ([.$C$6];[.A7])" office:value-type="float" office:value="-0.260051954901933" calcext:value-type="float">
            <text:p>-0,260051954901933</text:p>
          </table:table-cell>
          <table:table-cell office:value-type="float" office:value="-18.71" calcext:value-type="float">
            <text:p>-18,71</text:p>
          </table:table-cell>
          <table:table-cell table:formula="of:=POWER(10;[.D7]/10)" office:value-type="float" office:value="0.0134586035405595" calcext:value-type="float">
            <text:p>0,01345860354056</text:p>
          </table:table-cell>
          <table:table-cell table:formula="of:=POWER(10;([.D7]-[.E17])/20)" office:value-type="float" office:value="0.26819534317375" calcext:value-type="float">
            <text:p>0,268195343173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 β)</text:p>
          </table:table-cell>
          <table:table-cell table:formula="of:=BESSELJ([.$C$6];[.A8])" office:value-type="float" office:value="0.339058958525936" calcext:value-type="float">
            <text:p>0,339058958525936</text:p>
          </table:table-cell>
          <table:table-cell office:value-type="float" office:value="-16.48" calcext:value-type="float">
            <text:p>-16,48</text:p>
          </table:table-cell>
          <table:table-cell table:formula="of:=POWER(10;[.D8]/10)" office:value-type="float" office:value="0.0224905460583578" calcext:value-type="float">
            <text:p>0,022490546058358</text:p>
          </table:table-cell>
          <table:table-cell table:formula="of:=POWER(10;([.D8]-[.E17])/20)" office:value-type="float" office:value="0.346697917245877" calcext:value-type="float">
            <text:p>0,34669791724587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 β)</text:p>
          </table:table-cell>
          <table:table-cell table:formula="of:=BESSELJ([.$C$6];[.A9])" office:value-type="float" office:value="0.486091260585891" calcext:value-type="float">
            <text:p>0,486091260585891</text:p>
          </table:table-cell>
          <table:table-cell office:value-type="float" office:value="-13.42" calcext:value-type="float">
            <text:p>-13,42</text:p>
          </table:table-cell>
          <table:table-cell table:formula="of:=POWER(10;[.D9]/10)" office:value-type="float" office:value="0.0454988060150049" calcext:value-type="float">
            <text:p>0,045498806015005</text:p>
          </table:table-cell>
          <table:table-cell table:formula="of:=POWER(10;([.D9]-[.E17])/20)" office:value-type="float" office:value="0.493118428134336" calcext:value-type="float">
            <text:p>0,4931184281343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 β)</text:p>
          </table:table-cell>
          <table:table-cell table:formula="of:=BESSELJ([.$C$6];[.A10])" office:value-type="float" office:value="0.309062722255252" calcext:value-type="float">
            <text:p>0,309062722255252</text:p>
          </table:table-cell>
          <table:table-cell office:value-type="float" office:value="-18.02" calcext:value-type="float">
            <text:p>-18,02</text:p>
          </table:table-cell>
          <table:table-cell table:formula="of:=POWER(10;[.D10]/10)" office:value-type="float" office:value="0.0157761126969935" calcext:value-type="float">
            <text:p>0,015776112696994</text:p>
          </table:table-cell>
          <table:table-cell table:formula="of:=POWER(10;([.D10]-[.E17])/20)" office:value-type="float" office:value="0.290369657745825" calcext:value-type="float">
            <text:p>0,2903696577458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 β)</text:p>
          </table:table-cell>
          <table:table-cell table:formula="of:=BESSELJ([.$C$6];[.A11])" office:value-type="float" office:value="0.132034183924612" calcext:value-type="float">
            <text:p>0,132034183924612</text:p>
          </table:table-cell>
          <table:table-cell office:value-type="float" office:value="-25.73" calcext:value-type="float">
            <text:p>-25,73</text:p>
          </table:table-cell>
          <table:table-cell table:formula="of:=POWER(10;[.D11]/10)" office:value-type="float" office:value="0.00267300640866331" calcext:value-type="float">
            <text:p>0,002673006408663</text:p>
          </table:table-cell>
          <table:table-cell table:formula="of:=POWER(10;([.D11]-[.E17])/20)" office:value-type="float" office:value="0.119522930476495" calcext:value-type="float">
            <text:p>0,1195229304764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 β)</text:p>
          </table:table-cell>
          <table:table-cell table:formula="of:=BESSELJ([.$C$6];[.A12])" office:value-type="float" office:value="0.0430284348770476" calcext:value-type="float">
            <text:p>0,043028434877048</text:p>
          </table:table-cell>
          <table:table-cell office:value-type="float" office:value="-34.45" calcext:value-type="float">
            <text:p>-34,45</text:p>
          </table:table-cell>
          <table:table-cell table:formula="of:=POWER(10;[.D12]/10)" office:value-type="float" office:value="0.000358921934645005" calcext:value-type="float">
            <text:p>0,000358921934645</text:p>
          </table:table-cell>
          <table:table-cell table:formula="of:=POWER(10;([.D12]-[.E17])/20)" office:value-type="float" office:value="0.0437976927586083" calcext:value-type="float">
            <text:p>0,0437976927586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6( β)</text:p>
          </table:table-cell>
          <table:table-cell table:formula="of:=BESSELJ([.$C$6];[.A13])" office:value-type="float" office:value="0.0113939323322131" calcext:value-type="float">
            <text:p>0,011393932332213</text:p>
          </table:table-cell>
          <table:table-cell office:value-type="float" office:value="-45.82" calcext:value-type="float">
            <text:p>-45,82</text:p>
          </table:table-cell>
          <table:table-cell table:formula="of:=POWER(10;[.D13]/10)" office:value-type="float" office:value="0.0000261818300821899" calcext:value-type="float">
            <text:p>2,61818300821899E-05</text:p>
          </table:table-cell>
          <table:table-cell table:formula="of:=POWER(10;([.D13]-[.E17])/20)" office:value-type="float" office:value="0.0118290871838379" calcext:value-type="float">
            <text:p>0,0118290871838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7( β)</text:p>
          </table:table-cell>
          <table:table-cell table:formula="of:=BESSELJ([.$C$6];[.A14])" office:value-type="float" office:value="0.00254729445180469" calcext:value-type="float">
            <text:p>0,002547294451805</text:p>
          </table:table-cell>
          <table:table-cell office:value-type="float" office:value="-56.5" calcext:value-type="float">
            <text:p>-56,5</text:p>
          </table:table-cell>
          <table:table-cell table:formula="of:=POWER(10;[.D14]/10)" office:value-type="float" office:value="0.00000223872113856834" calcext:value-type="float">
            <text:p>2,23872113856834E-06</text:p>
          </table:table-cell>
          <table:table-cell table:formula="of:=POWER(10;([.D14]-[.E17])/20)" office:value-type="float" office:value="0.00345900534163358" calcext:value-type="float">
            <text:p>0,00345900534163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[.E7]+2*SUM([.E8:.E14])" office:value-type="float" office:value="0.18711023087033" calcext:value-type="float">
            <text:p>0,18711023087033</text:p>
          </table:table-cell>
          <table:table-cell table:style-name="Default" office:value-type="string" calcext:value-type="string">
            <text:p>mW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10*LOG10([.E16])" office:value-type="float" office:value="-7.27902465364482" calcext:value-type="float">
            <text:p>-7,27902465364482</text:p>
          </table:table-cell>
          <table:table-cell table:style-name="Default" office:value-type="string" calcext:value-type="string">
            <text:p>dBm</text:p>
          </table:table-cell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table:number-columns-spanned="1" table:number-rows-spanned="2"/>
          <table:table-cell office:value-type="string" calcext:value-type="string">
            <text:p>TEORICO</text:p>
          </table:table-cell>
          <table:table-cell office:value-type="string" calcext:value-type="string">
            <text:p>PRACTICO</text:p>
          </table:table-cell>
          <table:table-cell table:number-columns-repeated="4"/>
        </table:table-row>
        <table:table-row table:style-name="ro3">
          <table:table-cell/>
          <table:covered-table-cell table:style-name="ce5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OTENCIA ARMONICO </text:p>
          </table:table-cell>
          <table:table-cell table:style-name="ce4" office:value-type="string" calcext:value-type="string">
            <text:p>Potencia LINEAL </text:p>
          </table:table-cell>
          <table:table-cell table:style-name="ce4" office:value-type="string" calcext:value-type="string">
            <text:p>bessel practicos 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( β)</text:p>
          </table:table-cell>
          <table:table-cell table:formula="of:=BESSELJ([.$C$22];[.A23])" office:value-type="float" office:value="-0.397149809863847" calcext:value-type="float">
            <text:p>-0,397149809863847</text:p>
          </table:table-cell>
          <table:table-cell office:value-type="float" office:value="-105.71" calcext:value-type="float">
            <text:p>-105,71</text:p>
          </table:table-cell>
          <table:table-cell table:formula="of:=POWER(10;[.D23]/10)" office:value-type="float" office:value="0.0000000000268534444565851" calcext:value-type="float">
            <text:p>2,68534444565851E-11</text:p>
          </table:table-cell>
          <table:table-cell table:formula="of:=POWER(10;([.D23]-[.E33])/20)" office:value-type="float" office:value="0.307086686652469" calcext:value-type="float">
            <text:p>0,3070866866524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 β)</text:p>
          </table:table-cell>
          <table:table-cell table:formula="of:=BESSELJ([.$C$22];[.A24])" office:value-type="float" office:value="-0.0660433280235491" calcext:value-type="float">
            <text:p>-0,066043328023549</text:p>
          </table:table-cell>
          <table:table-cell office:value-type="float" office:value="-118.91" calcext:value-type="float">
            <text:p>-118,91</text:p>
          </table:table-cell>
          <table:table-cell table:formula="of:=POWER(10;[.D24]/10)" office:value-type="float" office:value="0.00000000000128528665994362" calcext:value-type="float">
            <text:p>1,28528665994362E-12</text:p>
          </table:table-cell>
          <table:table-cell table:formula="of:=POWER(10;([.D24]-[.E33])/20)" office:value-type="float" office:value="0.0671832468284093" calcext:value-type="float">
            <text:p>0,0671832468284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 β)</text:p>
          </table:table-cell>
          <table:table-cell table:formula="of:=BESSELJ([.$C$22];[.A25])" office:value-type="float" office:value="0.364128145852073" calcext:value-type="float">
            <text:p>0,364128145852073</text:p>
          </table:table-cell>
          <table:table-cell office:value-type="float" office:value="-104.07" calcext:value-type="float">
            <text:p>-104,07</text:p>
          </table:table-cell>
          <table:table-cell table:formula="of:=POWER(10;[.D25]/10)" office:value-type="float" office:value="0.0000000000391741877107783" calcext:value-type="float">
            <text:p>3,91741877107783E-11</text:p>
          </table:table-cell>
          <table:table-cell table:formula="of:=POWER(10;([.D25]-[.E33])/20)" office:value-type="float" office:value="0.370903548715953" calcext:value-type="float">
            <text:p>0,3709035487159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 β)</text:p>
          </table:table-cell>
          <table:table-cell table:formula="of:=BESSELJ([.$C$22];[.A26])" office:value-type="float" office:value="0.430171473875622" calcext:value-type="float">
            <text:p>0,430171473875622</text:p>
          </table:table-cell>
          <table:table-cell office:value-type="float" office:value="-102.35" calcext:value-type="float">
            <text:p>-102,35</text:p>
          </table:table-cell>
          <table:table-cell table:formula="of:=POWER(10;[.D26]/10)" office:value-type="float" office:value="0.0000000000582103217770872" calcext:value-type="float">
            <text:p>5,82103217770872E-11</text:p>
          </table:table-cell>
          <table:table-cell table:formula="of:=POWER(10;([.D26]-[.E33])/20)" office:value-type="float" office:value="0.452127568089069" calcext:value-type="float">
            <text:p>0,4521275680890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 β)</text:p>
          </table:table-cell>
          <table:table-cell table:formula="of:=BESSELJ([.$C$22];[.A27])" office:value-type="float" office:value="0.28112906496136" calcext:value-type="float">
            <text:p>0,28112906496136</text:p>
          </table:table-cell>
          <table:table-cell office:value-type="float" office:value="-106.28" calcext:value-type="float">
            <text:p>-106,28</text:p>
          </table:table-cell>
          <table:table-cell table:formula="of:=POWER(10;[.D27]/10)" office:value-type="float" office:value="0.0000000000235504928389601" calcext:value-type="float">
            <text:p>2,35504928389601E-11</text:p>
          </table:table-cell>
          <table:table-cell table:formula="of:=POWER(10;([.D27]-[.E33])/20)" office:value-type="float" office:value="0.287581529102982" calcext:value-type="float">
            <text:p>0,28758152910298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 β)</text:p>
          </table:table-cell>
          <table:table-cell table:formula="of:=BESSELJ([.$C$22];[.A28])" office:value-type="float" office:value="0.132086656047098" calcext:value-type="float">
            <text:p>0,132086656047098</text:p>
          </table:table-cell>
          <table:table-cell office:value-type="float" office:value="-112.59" calcext:value-type="float">
            <text:p>-112,59</text:p>
          </table:table-cell>
          <table:table-cell table:formula="of:=POWER(10;[.D28]/10)" office:value-type="float" office:value="0.00000000000550807696405403" calcext:value-type="float">
            <text:p>5,50807696405403E-12</text:p>
          </table:table-cell>
          <table:table-cell table:formula="of:=POWER(10;([.D28]-[.E33])/20)" office:value-type="float" office:value="0.139078817205525" calcext:value-type="float">
            <text:p>0,1390788172055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6( β)</text:p>
          </table:table-cell>
          <table:table-cell table:formula="of:=BESSELJ([.$C$22];[.A29])" office:value-type="float" office:value="0.0490875751563856" calcext:value-type="float">
            <text:p>0,049087575156386</text:p>
          </table:table-cell>
          <table:table-cell office:value-type="float" office:value="-119.84" calcext:value-type="float">
            <text:p>-119,84</text:p>
          </table:table-cell>
          <table:table-cell table:formula="of:=POWER(10;[.D29]/10)" office:value-type="float" office:value="0.00000000000103752841581801" calcext:value-type="float">
            <text:p>1,03752841581801E-12</text:p>
          </table:table-cell>
          <table:table-cell table:formula="of:=POWER(10;([.D29]-[.E33])/20)" office:value-type="float" office:value="0.0603616341227689" calcext:value-type="float">
            <text:p>0,0603616341227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7( β)</text:p>
          </table:table-cell>
          <table:table-cell table:formula="of:=BESSELJ([.$C$22];[.A30])" office:value-type="float" office:value="0.0151760694220585" calcext:value-type="float">
            <text:p>0,015176069422059</text:p>
          </table:table-cell>
          <table:table-cell office:value-type="float" office:value="-127.28" calcext:value-type="float">
            <text:p>-127,28</text:p>
          </table:table-cell>
          <table:table-cell table:formula="of:=POWER(10;[.D30]/10)" office:value-type="float" office:value="0.00000000000018706821403658" calcext:value-type="float">
            <text:p>1,8706821403658E-13</text:p>
          </table:table-cell>
          <table:table-cell table:formula="of:=POWER(10;([.D30]-[.E33])/20)" office:value-type="float" office:value="0.025630730760297" calcext:value-type="float">
            <text:p>0,02563073076029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[.E23]+2*SUM([.E24:.E30])" office:value-type="float" office:value="0.000000000284759369617941" calcext:value-type="float">
            <text:p>2,84759369617941E-10</text:p>
          </table:table-cell>
          <table:table-cell table:style-name="Default" office:value-type="string" calcext:value-type="string">
            <text:p>mW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10*LOG10([.E32])" office:value-type="float" office:value="-95.4552197714729" calcext:value-type="float">
            <text:p>-95,4552197714729</text:p>
          </table:table-cell>
          <table:table-cell table:style-name="Default" office:value-type="string" calcext:value-type="string">
            <text:p>dBm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table:number-columns-spanned="1" table:number-rows-spanned="2"/>
          <table:table-cell office:value-type="string" calcext:value-type="string">
            <text:p>TEORICO</text:p>
          </table:table-cell>
          <table:table-cell office:value-type="string" calcext:value-type="string">
            <text:p>PRACTICO</text:p>
          </table:table-cell>
          <table:table-cell table:number-columns-repeated="4"/>
        </table:table-row>
        <table:table-row table:style-name="ro3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OTENCIA ARMONICO </text:p>
          </table:table-cell>
          <table:table-cell table:style-name="ce4" office:value-type="string" calcext:value-type="string">
            <text:p>Potencia LINEAL </text:p>
          </table:table-cell>
          <table:table-cell table:style-name="ce4" office:value-type="string" calcext:value-type="string">
            <text:p>bessel practicos 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( β)</text:p>
          </table:table-cell>
          <table:table-cell table:formula="of:=BESSELJ([.$C$37];[.A38])" office:value-type="float" office:value="0.150645257250997" calcext:value-type="float">
            <text:p>0,150645257250997</text:p>
          </table:table-cell>
          <table:table-cell office:value-type="float" office:value="-109.22" calcext:value-type="float">
            <text:p>-109,22</text:p>
          </table:table-cell>
          <table:table-cell table:formula="of:=POWER(10;[.D38]/10)" office:value-type="float" office:value="0.0000000000119674053130724" calcext:value-type="float">
            <text:p>1,19674053130724E-11</text:p>
          </table:table-cell>
          <table:table-cell table:formula="of:=POWER(10;([.D38]-[.E48])/20)" office:value-type="float" office:value="0.194156606974844" calcext:value-type="float">
            <text:p>0,1941566069748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 β)</text:p>
          </table:table-cell>
          <table:table-cell table:formula="of:=BESSELJ([.$C$37];[.A39])" office:value-type="float" office:value="-0.276683858127566" calcext:value-type="float">
            <text:p>-0,276683858127566</text:p>
          </table:table-cell>
          <table:table-cell office:value-type="float" office:value="-106.17" calcext:value-type="float">
            <text:p>-106,17</text:p>
          </table:table-cell>
          <table:table-cell table:formula="of:=POWER(10;[.D39]/10)" office:value-type="float" office:value="0.0000000000241546083444494" calcext:value-type="float">
            <text:p>2,41546083444494E-11</text:p>
          </table:table-cell>
          <table:table-cell table:formula="of:=POWER(10;([.D39]-[.E48])/20)" office:value-type="float" office:value="0.275836779604516" calcext:value-type="float">
            <text:p>0,2758367796045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 β)</text:p>
          </table:table-cell>
          <table:table-cell table:formula="of:=BESSELJ([.$C$37];[.A40])" office:value-type="float" office:value="-0.242873209960186" calcext:value-type="float">
            <text:p>-0,242873209960186</text:p>
          </table:table-cell>
          <table:table-cell office:value-type="float" office:value="-107.18" calcext:value-type="float">
            <text:p>-107,18</text:p>
          </table:table-cell>
          <table:table-cell table:formula="of:=POWER(10;[.D40]/10)" office:value-type="float" office:value="0.0000000000191425592502109" calcext:value-type="float">
            <text:p>1,91425592502109E-11</text:p>
          </table:table-cell>
          <table:table-cell table:formula="of:=POWER(10;([.D40]-[.E48])/20)" office:value-type="float" office:value="0.245556917942756" calcext:value-type="float">
            <text:p>0,2455569179427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 β)</text:p>
          </table:table-cell>
          <table:table-cell table:formula="of:=BESSELJ([.$C$37];[.A41])" office:value-type="float" office:value="0.114768384820775" calcext:value-type="float">
            <text:p>0,114768384820775</text:p>
          </table:table-cell>
          <table:table-cell office:value-type="float" office:value="-114.15" calcext:value-type="float">
            <text:p>-114,15</text:p>
          </table:table-cell>
          <table:table-cell table:formula="of:=POWER(10;[.D41]/10)" office:value-type="float" office:value="0.00000000000384591782045353" calcext:value-type="float">
            <text:p>3,84591782045353E-12</text:p>
          </table:table-cell>
          <table:table-cell table:formula="of:=POWER(10;([.D41]-[.E48])/20)" office:value-type="float" office:value="0.11006574404958" calcext:value-type="float">
            <text:p>0,110065744049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 β)</text:p>
          </table:table-cell>
          <table:table-cell table:formula="of:=BESSELJ([.$C$37];[.A42])" office:value-type="float" office:value="0.357641594780961" calcext:value-type="float">
            <text:p>0,357641594780961</text:p>
          </table:table-cell>
          <table:table-cell office:value-type="float" office:value="-103.88" calcext:value-type="float">
            <text:p>-103,88</text:p>
          </table:table-cell>
          <table:table-cell table:formula="of:=POWER(10;[.D42]/10)" office:value-type="float" office:value="0.0000000000409260659730011" calcext:value-type="float">
            <text:p>4,09260659730011E-11</text:p>
          </table:table-cell>
          <table:table-cell table:formula="of:=POWER(10;([.D42]-[.E48])/20)" office:value-type="float" office:value="0.35904772044584" calcext:value-type="float">
            <text:p>0,359047720445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 β)</text:p>
          </table:table-cell>
          <table:table-cell table:formula="of:=BESSELJ([.$C$37];[.A43])" office:value-type="float" office:value="0.362087074887172" calcext:value-type="float">
            <text:p>0,362087074887172</text:p>
          </table:table-cell>
          <table:table-cell office:value-type="float" office:value="-103.87" calcext:value-type="float">
            <text:p>-103,87</text:p>
          </table:table-cell>
          <table:table-cell table:formula="of:=POWER(10;[.D43]/10)" office:value-type="float" office:value="0.0000000000410204102986606" calcext:value-type="float">
            <text:p>4,10204102986606E-11</text:p>
          </table:table-cell>
          <table:table-cell table:formula="of:=POWER(10;([.D43]-[.E48])/20)" office:value-type="float" office:value="0.359461327455874" calcext:value-type="float">
            <text:p>0,3594613274558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6( β)</text:p>
          </table:table-cell>
          <table:table-cell table:formula="of:=BESSELJ([.$C$37];[.A44])" office:value-type="float" office:value="0.245836863364327" calcext:value-type="float">
            <text:p>0,245836863364327</text:p>
          </table:table-cell>
          <table:table-cell office:value-type="float" office:value="-107.48" calcext:value-type="float">
            <text:p>-107,48</text:p>
          </table:table-cell>
          <table:table-cell table:formula="of:=POWER(10;[.D44]/10)" office:value-type="float" office:value="0.0000000000178648757485205" calcext:value-type="float">
            <text:p>1,78648757485205E-11</text:p>
          </table:table-cell>
          <table:table-cell table:formula="of:=POWER(10;([.D44]-[.E48])/20)" office:value-type="float" office:value="0.237220476420629" calcext:value-type="float">
            <text:p>0,23722047642062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7( β)</text:p>
          </table:table-cell>
          <table:table-cell table:formula="of:=BESSELJ([.$C$37];[.A45])" office:value-type="float" office:value="0.129586651841481" calcext:value-type="float">
            <text:p>0,129586651841481</text:p>
          </table:table-cell>
          <table:table-cell office:value-type="float" office:value="-112.37" calcext:value-type="float">
            <text:p>-112,37</text:p>
          </table:table-cell>
          <table:table-cell table:formula="of:=POWER(10;[.D45]/10)" office:value-type="float" office:value="0.00000000000579428696426881" calcext:value-type="float">
            <text:p>5,79428696426881E-12</text:p>
          </table:table-cell>
          <table:table-cell table:formula="of:=POWER(10;([.D45]-[.E48])/20)" office:value-type="float" office:value="0.135099012253094" calcext:value-type="float">
            <text:p>0,13509901225309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[.E38]+2*SUM([.E39:.E45])" office:value-type="float" office:value="0.000000000317464854112202" calcext:value-type="float">
            <text:p>3,17464854112202E-10</text:p>
          </table:table-cell>
          <table:table-cell table:style-name="Default" office:value-type="string" calcext:value-type="string">
            <text:p>mW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10*LOG10([.E47])" office:value-type="float" office:value="-94.9830434756887" calcext:value-type="float">
            <text:p>-94,9830434756887</text:p>
          </table:table-cell>
          <table:table-cell table:style-name="Default" office:value-type="string" calcext:value-type="string">
            <text:p>dBm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4:33:54.7128259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4:35:09.994548153</meta:creation-date>
    <dc:date>2023-06-16T15:07:47.141263784</dc:date>
    <meta:editing-duration>PT1H27M28S</meta:editing-duration>
    <meta:editing-cycles>7</meta:editing-cycles>
    <meta:generator>LibreOffice/6.4.7.2$Linux_X86_64 LibreOffice_project/40$Build-2</meta:generator>
    <meta:document-statistic meta:table-count="1" meta:cell-count="182" meta:object-count="0"/>
  </office:meta>
</office:document-meta>
</file>